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30A0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7030A0"/>
      <style:text-properties fo:color="#FFFFFF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7030A0"/>
      <style:text-properties fo:color="#FFFFFF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/>
    </style:style>
    <style:style style:name="ce7" style:family="table-cell" style:parent-style-name="Default" style:data-style-name="N36">
      <style:table-cell-properties fo:border="thin solid #000000" style:vertical-align="middle" fo:background-color="transparent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/>
    </style:style>
    <style:style style:name="ce9" style:family="table-cell" style:parent-style-name="Default" style:data-style-name="N36">
      <style:table-cell-properties fo:border="thin solid #000000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36">
      <style:table-cell-properties fo:border="thin solid #000000" style:vertical-align="middle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15" style:family="table-cell" style:parent-style-name="Default" style:data-style-name="N36"/>
    <style:style style:name="ce1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FFFF00"/>
      <style:text-properties style:font-name="Arial" style:font-name-asian="Arial" style:font-name-complex="Arial"/>
    </style:style>
    <style:style style:name="ce18" style:family="table-cell" style:parent-style-name="Default" style:data-style-name="N36">
      <style:table-cell-properties fo:border="thin solid #000000" style:vertical-align="middle" fo:background-color="#FFFF0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508125cm" style:use-optimal-column-width="true"/>
    </style:style>
    <style:style style:name="co3" style:family="table-column">
      <style:table-column-properties fo:break-before="auto" style:column-width="14.4727083333333cm" style:use-optimal-column-width="true"/>
    </style:style>
    <style:style style:name="co4" style:family="table-column">
      <style:table-column-properties fo:break-before="auto" style:column-width="4.47145833333333cm" style:use-optimal-column-width="true"/>
    </style:style>
    <style:style style:name="co5" style:family="table-column">
      <style:table-column-properties fo:break-before="auto" style:column-width="12.065cm"/>
    </style:style>
    <style:style style:name="co6" style:family="table-column">
      <style:table-column-properties fo:break-before="auto" style:column-width="4.974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5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EFR Level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Approved English language test</text:p>
          </table:table-cell>
          <table:table-cell office:value-type="string" table:style-name="ce3">
            <text:p>SELT provider</text:p>
          </table:table-cell>
          <table:table-cell office:value-type="string" table:style-name="ce3">
            <text:p>Minimum grade required</text:p>
          </table:table-cell>
          <table:table-cell office:value-type="string" table:style-name="ce4">
            <text:p>Effective from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IELTS Life Skills – A1 Speaking &amp; Listening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Pass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LanguageCert International ESOL SELT A1 (Speaking &amp; Listen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60/100<text:s/>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PTE Home A1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Pass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Skills for English UKVI A1 (2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IELTS Life Skills – A2 Speaking and Listening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Pass</text:p>
          </table:table-cell>
          <table:table-cell office:value-type="date" office:date-value="2020-04-07T00:00:00" table:style-name="ce7">
            <text:p>Tuesday, April 07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LanguageCert International ESOL SELT A2 (Speaking &amp; Listen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60/10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0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8">
            <text:p>PTE Home A2</text:p>
          </table:table-cell>
          <table:table-cell office:value-type="string" table:style-name="ce8">
            <text:p>Pearson<text:s/></text:p>
          </table:table-cell>
          <table:table-cell office:value-type="string" table:style-name="ce8">
            <text:p>Pass</text:p>
          </table:table-cell>
          <table:table-cell office:value-type="date" office:date-value="2020-05-21T00:00:00" table:style-name="ce11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0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8">
            <text:p>Skills for English UKVI A2 (2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8">
            <text:p>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IELTS Life Skills – B1 Speaking &amp; Listening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Pass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2">
            <text:p>B1</text:p>
          </table:table-cell>
          <table:table-cell office:value-type="string" table:style-name="ce12">
            <text:p>4-facet</text:p>
          </table:table-cell>
          <table:table-cell office:value-type="string" table:style-name="ce6">
            <text:p>LanguageCert Academic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40; Speaking: 40; Reading: 40; Writing: 40</text:p>
          </table:table-cell>
          <table:table-cell office:value-type="string" table:style-name="ce13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2">
            <text:p>B1</text:p>
          </table:table-cell>
          <table:table-cell office:value-type="string" table:style-name="ce12">
            <text:p>4-facet</text:p>
          </table:table-cell>
          <table:table-cell office:value-type="string" table:style-name="ce6">
            <text:p>LanguageCert General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40; Speaking: 40; Reading: 40; Writing: 40</text:p>
          </table:table-cell>
          <table:table-cell office:value-type="string" table:style-name="ce13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LanguageCert International ESOL SELT B1 (Speaking &amp; Listen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60/10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PTE Home B1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Pass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Skills for English UKVI B1 (2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1</text:p>
          </table:table-cell>
          <table:table-cell office:value-type="string" table:style-name="ce16">
            <text:p>4-facet</text:p>
          </table:table-cell>
          <table:table-cell office:value-type="string" table:style-name="ce17">
            <text:p>IELTS for UKVI</text:p>
          </table:table-cell>
          <table:table-cell office:value-type="string" table:style-name="ce17">
            <text:p>IELTS SELT Consortium</text:p>
          </table:table-cell>
          <table:table-cell office:value-type="string" table:style-name="ce17">
            <text:p>Listening: <text:s/>4.0; Speaking: <text:s/>4.0; Reading: <text:s/>4.0; Writing: <text:s/>4.0</text:p>
          </table:table-cell>
          <table:table-cell office:value-type="date" office:date-value="2015-04-06T00:00:00" table:style-name="ce18">
            <text:p>Monday, April 06, 2015</text:p>
          </table:table-cell>
          <table:table-cell table:number-columns-repeated="16378" table:style-name="ce19"/>
        </table:table-row>
        <table:table-row table:style-name="ro1" table:visibility="filter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B1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33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43; Reading: 43; Writing: 43; Speaking: 43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Skills for English UKVI B1 (4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5.5; Speaking: <text:s/>5.5; Reading: <text:s/>5.5; Writing: <text:s/>5.5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2">
            <text:p>B2</text:p>
          </table:table-cell>
          <table:table-cell office:value-type="string" table:style-name="ce12">
            <text:p>4-facet</text:p>
          </table:table-cell>
          <table:table-cell office:value-type="string" table:style-name="ce6">
            <text:p>LanguageCert Academic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60; Speaking: 60; Reading: 60; Writing: 60</text:p>
          </table:table-cell>
          <table:table-cell office:value-type="string" table:style-name="ce13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2">
            <text:p>B2</text:p>
          </table:table-cell>
          <table:table-cell office:value-type="string" table:style-name="ce12">
            <text:p>4-facet</text:p>
          </table:table-cell>
          <table:table-cell office:value-type="string" table:style-name="ce6">
            <text:p>LanguageCert General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60; Speaking: 60; Reading: 60; Writing: 60</text:p>
          </table:table-cell>
          <table:table-cell office:value-type="string" table:style-name="ce13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B2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33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59; Reading: 59; Writing: 59; Speaking: 59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Skills for English UKVI B2 (4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7.0; Speaking: <text:s/>7.0; Reading: <text:s/>7.0; Writing: <text:s/>7.0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2">
            <text:p>C1</text:p>
          </table:table-cell>
          <table:table-cell office:value-type="string" table:style-name="ce12">
            <text:p>4-facet</text:p>
          </table:table-cell>
          <table:table-cell office:value-type="string" table:style-name="ce6">
            <text:p>LanguageCert Academic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75; Speaking: 75; Reading: 75; Writing: 75</text:p>
          </table:table-cell>
          <table:table-cell office:value-type="string" table:style-name="ce13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2">
            <text:p>C1</text:p>
          </table:table-cell>
          <table:table-cell office:value-type="string" table:style-name="ce12">
            <text:p>4-facet</text:p>
          </table:table-cell>
          <table:table-cell office:value-type="string" table:style-name="ce6">
            <text:p>LanguageCert General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75; Speaking: 75; Reading: 75; Writing: 75</text:p>
          </table:table-cell>
          <table:table-cell office:value-type="string" table:style-name="ce13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C1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33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76; Reading: 76; Writing: 76; Speaking: 76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Skills for English UKVI C1 (4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8.5; Speaking: <text:s/>8.5; Reading: <text:s/>8.5; Writing: <text:s/>8.5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C2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25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Academic SELT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90/100; Reading: 90/100; Writing: 90/100; Speaking: 90/100</text:p>
          </table:table-cell>
          <table:table-cell office:value-type="string" table:style-name="ce7">
            <text:p>Monday, December 18, 202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85; Reading: 85; Writing: 85; Speaking: 85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14">
            <text:p>Skills for English UKVI C2 (4 component)</text:p>
          </table:table-cell>
          <table:table-cell office:value-type="string" table:style-name="ce14">
            <text:p>PSI Service (UK) Ltd</text:p>
          </table:table-cell>
          <table:table-cell office:value-type="string" table:style-name="ce14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number-rows-repeated="1048540" table:style-name="ro2">
          <table:table-cell table:number-columns-repeated="16384"/>
        </table:table-row>
      </table:table>
      <table:database-ranges>
        <table:database-range table:target-range-address="RoW.A1:RoW.F36" table:name="Table2" table:display-filter-buttons="true">
          <table:filter>
            <table:filter-condition table:field-number="3" table:value="IELTS SELT Consortium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ritchlow Phil</meta:initial-creator>
    <dc:creator>Jacek BODAL</dc:creator>
    <meta:creation-date>2020-08-27T12:29:32Z</meta:creation-date>
    <dc:date>2024-03-16T22:10:46Z</dc:date>
  </office:meta>
</office:document-meta>
</file>